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nsolas"/>
    </style:style>
    <style:style style:name="P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Consolas"/>
    </style:style>
    <style:style style:name="T1" style:family="text">
      <style:text-properties fo:color="#bbb529"/>
    </style:style>
    <style:style style:name="T2" style:family="text">
      <style:text-properties fo:color="#bbb529" style:font-name="Consolas"/>
    </style:style>
    <style:style style:name="T3" style:family="text">
      <style:text-properties fo:color="#d0d0ff"/>
    </style:style>
    <style:style style:name="T4" style:family="text">
      <style:text-properties fo:color="#6a8759"/>
    </style:style>
    <style:style style:name="T5" style:family="text">
      <style:text-properties fo:color="#6a8759" style:font-name="Consolas"/>
    </style:style>
    <style:style style:name="T6" style:family="text">
      <style:text-properties fo:color="#cc7832"/>
    </style:style>
    <style:style style:name="T7" style:family="text">
      <style:text-properties fo:color="#9876aa" fo:font-style="italic"/>
    </style:style>
    <style:style style:name="T8" style:family="text">
      <style:text-properties fo:color="#a9b7c6" style:font-name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@RequestMapping</text:span>(<text:span text:style-name="T3">value </text:span>= { <text:span text:style-name="T4">"/addCar" </text:span>}<text:span text:style-name="T6">, </text:span><text:span text:style-name="T3">method </text:span>= RequestMethod.<text:span text:style-name="T7">GET</text:span>)</text:p>
      <text:p text:style-name="P1"><text:span text:style-name="T1">@GetMapping</text:span>(<text:span text:style-name="T4">"/addCar"</text:span>)<text:span text:style-name="T1">@PostMapping</text:span>( <text:span text:style-name="T4">"/addCar" </text:span>)</text:p>
      <text:p text:style-name="Standard">crée le routing. Value = url </text:p>
      <text:p text:style-name="Standard"/>
      <text:p text:style-name="P2">@SpringBootApplication</text:p>
      <text:p text:style-name="Standard">tete de spring il scann les class en dessous de lui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22S</meta:editing-duration>
    <meta:editing-cycles>3</meta:editing-cycles>
    <meta:generator>OpenOffice/4.1.5$Win32 OpenOffice.org_project/415m1$Build-9789</meta:generator>
    <dc:date>2019-10-22T10:12:27.30</dc:date>
    <meta:document-statistic meta:table-count="0" meta:image-count="0" meta:object-count="0" meta:page-count="1" meta:paragraph-count="5" meta:word-count="29" meta:character-count="215"/>
    <meta:user-defined meta:name="Info 1"/>
    <meta:user-defined meta:name="Info 2"/>
    <meta:user-defined meta:name="Info 3"/>
    <meta:user-defined meta:name="Info 4"/>
  </office:meta>
</office:document-meta>
</file>